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굴림" svg:font-family="굴림, Gulim" style:font-family-generic="modern" style:font-pitch="variable"/>
    <style:font-face style:name="맑은 고딕" svg:font-family="'맑은 고딕'" style:font-family-generic="modern" style:font-pitch="variable"/>
    <style:font-face style:name="함초롬바탕" svg:font-family="함초롬바탕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4688in" fo:margin-left="-0.2007in" table:align="left" style:writing-mode="lr-tb"/>
    </style:style>
    <style:style style:name="Table1.A" style:family="table-column">
      <style:table-column-properties style:column-width="1.066in"/>
    </style:style>
    <style:style style:name="Table1.B" style:family="table-column">
      <style:table-column-properties style:column-width="6.4028in"/>
    </style:style>
    <style:style style:name="Table1.1" style:family="table-row">
      <style:table-row-properties style:min-row-height="0.513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806in" fo:keep-together="auto"/>
    </style:style>
    <style:style style:name="Table1.3" style:family="table-row">
      <style:table-row-properties style:min-row-height="0.3597in" fo:keep-together="auto"/>
    </style:style>
    <style:style style:name="Table1.4" style:family="table-row">
      <style:table-row-properties style:min-row-height="1.425in" fo:keep-together="auto"/>
    </style:style>
    <style:style style:name="Table1.5" style:family="table-row">
      <style:table-row-properties style:min-row-height="1.7076in" fo:keep-together="auto"/>
    </style:style>
    <style:style style:name="Table1.6" style:family="table-row">
      <style:table-row-properties style:min-row-height="0.2375in" fo:keep-together="auto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rsid="00156d8c" officeooo:paragraph-rsid="002348c0" style:font-weight-asian="bold" style:font-weight-complex="bold"/>
    </style:style>
    <style:style style:name="P4" style:family="paragraph" style:parent-style-name="바탕글">
      <style:text-properties style:font-name="맑은 고딕" style:font-name-asian="맑은 고딕" style:font-name-complex="맑은 고딕"/>
    </style:style>
    <style:style style:name="P5" style:family="paragraph" style:parent-style-name="바탕글">
      <style:paragraph-properties fo:text-align="start" style:justify-single-word="false"/>
      <style:text-properties style:font-name="맑은 고딕" style:font-name-asian="맑은 고딕" style:font-name-complex="맑은 고딕"/>
    </style:style>
    <style:style style:name="P6" style:family="paragraph" style:parent-style-name="바탕글">
      <style:paragraph-properties fo:text-align="start" style:justify-single-word="false"/>
      <style:text-properties style:font-name="맑은 고딕" officeooo:paragraph-rsid="0017e4e9" style:font-name-asian="맑은 고딕" style:font-name-complex="맑은 고딕"/>
    </style:style>
    <style:style style:name="P7" style:family="paragraph" style:parent-style-name="바탕글">
      <style:paragraph-properties fo:text-align="start" style:justify-single-word="false"/>
      <style:text-properties style:font-name="맑은 고딕" officeooo:rsid="00156d8c" officeooo:paragraph-rsid="00156d8c" style:font-name-asian="맑은 고딕" style:font-name-complex="맑은 고딕"/>
    </style:style>
    <style:style style:name="P8" style:family="paragraph" style:parent-style-name="바탕글">
      <style:paragraph-properties fo:text-align="center" style:justify-single-word="false"/>
      <style:text-properties style:font-name="맑은 고딕" fo:font-weight="bold" style:font-name-asian="맑은 고딕" style:font-weight-asian="bold" style:font-name-complex="맑은 고딕" style:font-weight-complex="bold"/>
    </style:style>
    <style:style style:name="P9" style:family="paragraph" style:parent-style-name="바탕글">
      <style:text-properties fo:color="#000000" style:font-name="맑은 고딕" fo:font-size="10pt" fo:language="en" fo:country="US" officeooo:rsid="00156d8c" officeooo:paragraph-rsid="00156d8c" style:letter-kerning="false" style:font-name-asian="맑은 고딕" style:font-size-asian="10pt" style:language-asian="ko" style:country-asian="KR" style:font-name-complex="맑은 고딕" style:font-size-complex="10pt" style:language-complex="ar" style:country-complex="SA"/>
    </style:style>
    <style:style style:name="P10" style:family="paragraph" style:parent-style-name="바탕글">
      <style:paragraph-properties fo:text-align="start" style:justify-single-word="false"/>
      <style:text-properties officeooo:rsid="00214e0e" officeooo:paragraph-rsid="00214e0e"/>
    </style:style>
    <style:style style:name="P11" style:family="paragraph" style:parent-style-name="바탕글">
      <style:paragraph-properties fo:text-align="start" style:justify-single-word="false"/>
      <style:text-properties officeooo:rsid="00241189" officeooo:paragraph-rsid="00241189"/>
    </style:style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style:font-name="맑은 고딕" style:font-name-asian="맑은 고딕" style:font-name-complex="맑은 고딕"/>
    </style:style>
    <style:style style:name="T2" style:family="text">
      <style:text-properties style:font-name="맑은 고딕" officeooo:rsid="00156d8c" style:font-name-asian="맑은 고딕" style:font-name-complex="맑은 고딕"/>
    </style:style>
    <style:style style:name="T3" style:family="text">
      <style:text-properties officeooo:rsid="00156d8c"/>
    </style:style>
    <style:style style:name="T4" style:family="text">
      <style:text-properties officeooo:rsid="00161e80"/>
    </style:style>
    <style:style style:name="T5" style:family="text">
      <style:text-properties officeooo:rsid="0017e4e9"/>
    </style:style>
    <style:style style:name="T6" style:family="text">
      <style:text-properties officeooo:rsid="002348c0"/>
    </style:style>
    <style:style style:name="T7" style:family="text">
      <style:text-properties officeooo:rsid="002411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프로젝트 계획서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프로젝트 명</text:p>
          </table:table-cell>
          <table:table-cell table:style-name="Table1.B1" office:value-type="string">
            <text:p text:style-name="P4">차선 감지 자율 주행<text:span text:style-name="T3">(</text:span><text:span text:style-name="T4">Line-Detector </text:span><text:span text:style-name="T3">Auto-race)</text:span></text:p>
          </table:table-cell>
        </table:table-row>
        <table:table-row table:style-name="Table1.2">
          <table:table-cell table:style-name="Table1.A1" office:value-type="string">
            <text:p text:style-name="P2">개요</text:p>
          </table:table-cell>
          <table:table-cell table:style-name="Table1.B1" office:value-type="string">
            <text:p text:style-name="P9"><text:span text:style-name="T4">OpenCV를 이용한 라인탐지</text:span> 자율주행 하는 로봇 구현</text:p>
            <text:p text:style-name="P1"/>
          </table:table-cell>
        </table:table-row>
        <table:table-row table:style-name="Table1.3">
          <table:table-cell table:style-name="Table1.A1" office:value-type="string">
            <text:p text:style-name="P8">팀원(역할)</text:p>
          </table:table-cell>
          <table:table-cell table:style-name="Table1.B1" office:value-type="string">
            <text:p text:style-name="바탕글"><text:span text:style-name="T1">최정우(PM) / 최성환</text:span><text:span text:style-name="T2">(</text:span><text:span text:style-name="T1">SW) / 이재현(FW) / 박진섭(HW) / 김은진 </text:span><text:span text:style-name="T2">(HW)</text:span></text:p>
          </table:table-cell>
        </table:table-row>
        <table:table-row table:style-name="Table1.4">
          <table:table-cell table:style-name="Table1.A1" office:value-type="string">
            <text:p text:style-name="P8">세부 기능</text:p>
          </table:table-cell>
          <table:table-cell table:style-name="Table1.B1" office:value-type="string">
            <text:p text:style-name="P5"><text:span text:style-name="T1">- </text:span><text:span text:style-name="T6">O</text:span><text:span text:style-name="T4">penCV활용 </text:span><text:span text:style-name="T6">pi카메라 제어</text:span><text:span text:style-name="T4"> </text:span></text:p>
            <text:p text:style-name="P5">- <text:span text:style-name="T7">pi 카메라 (</text:span>곡선 감지<text:span text:style-name="T7">)</text:span></text:p>
            <text:p text:style-name="P5">- <text:span text:style-name="T7">O</text:span><text:span text:style-name="T4">penCV를 이용한 신호등 인식 (적색등, 녹색등)</text:span></text:p>
            <text:p text:style-name="바탕글">- 임무 장비 구동을 위한 ROS 노드 작성</text:p>
          </table:table-cell>
        </table:table-row>
        <table:table-row table:style-name="Table1.5">
          <table:table-cell table:style-name="Table1.A1" office:value-type="string">
            <text:p text:style-name="P3">참 <text:s text:c="2"/>고</text:p>
            <text:p text:style-name="P3">자 <text:s text:c="2"/>료</text:p>
          </table:table-cell>
          <table:table-cell table:style-name="Table1.B1" office:value-type="string">
            <text:p text:style-name="P10">Turtlebot3 aduino 제어 </text:p>
            <text:p text:style-name="P10"><text:a xlink:type="simple" xlink:href="https://github.com/greattoe/ros2tutorial/blob/master/turtlebot3/turtlebot3_n_arduino/turtlebot3_n_arduino.md" text:style-name="Internet_20_link" text:visited-style-name="Visited_20_Internet_20_Link"><text:span text:style-name="Internet_20_link"><text:span text:style-name="T2">https://github.com/greattoe/ros2tutorial/blob/master/turtlebot3/turtlebot3_n_arduino/turtlebot3_n_arduino.md</text:span></text:span></text:a></text:p>
            <text:p text:style-name="P10">OpenCV 활용 <text:span text:style-name="T6">Pi camera 제어</text:span></text:p>
            <text:p text:style-name="P10"><text:a xlink:type="simple" xlink:href="https://chick-it.tistory.com/20" text:style-name="Internet_20_link" text:visited-style-name="Visited_20_Internet_20_Link"><text:span text:style-name="Internet_20_link"><text:span text:style-name="T2">https://chick-it.tistory.com/20</text:span></text:span></text:a></text:p>
            <text:p text:style-name="P11">robotis-emanual</text:p>
            <text:p text:style-name="P7">https://emanual.robotis.com/docs/en/platform/turtlebot3/quick-start/#pc-setup</text:p>
            <text:p text:style-name="바탕글"/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2">일 <text:s text:c="2"/>정</text:p>
          </table:table-cell>
          <table:table-cell table:style-name="Table1.B1" office:value-type="string">
            <text:p text:style-name="P6">(10/23~10/27) - 기능구현 회의, 자료조사, 역할분담, 보고서 작성</text:p>
            <text:p text:style-name="P6">(11/02~11/06) – <text:span text:style-name="T5">OpenCV를 이용한 <text:s/>line Detect / 곡선 감지</text:span></text:p>
            <text:p text:style-name="P5">(11/07~11/10) - OpenCV를 이용한 <text:span text:style-name="T7">line</text:span> Detect 기능 구현</text:p>
            <text:p text:style-name="P5">(11/11~11/15) - 임무장비 제작 및 구동 FW작성</text:p>
            <text:p text:style-name="P5">(11/16~11/20) - 임무 장비 구동을 위한 ROS 노드 작성</text:p>
            <text:p text:style-name="P5">(11/21~11/24) - 통합 코드 작성 및 연동 테스트</text:p>
            <text:p text:style-name="P5">(11/25~11/27) - 시연 영상 촬영 및 발표자료 작성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굴림" svg:font-family="굴림, Gulim" style:font-family-generic="modern" style:font-pitch="variable"/>
    <style:font-face style:name="맑은 고딕" svg:font-family="'맑은 고딕'" style:font-family-generic="modern" style:font-pitch="variable"/>
    <style:font-face style:name="함초롬바탕" svg:font-family="함초롬바탕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text-align="justify" style:justify-single-word="false" fo:orphans="0" fo:widows="0" style:text-autospace="none" style:writing-mode="lr-tb"/>
      <style:text-properties style:use-window-font-color="true" style:font-name="맑은 고딕" fo:font-family="'맑은 고딕'" style:font-family-generic="modern" style:font-pitch="variable" fo:font-size="10pt" fo:language="en" fo:country="US" style:letter-kerning="true" style:font-name-asian="맑은 고딕" style:font-family-asian="'맑은 고딕'" style:font-family-generic-asian="moder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바탕글" style:family="paragraph" style:parent-style-name="Standard">
      <style:paragraph-properties fo:margin-top="0in" fo:margin-bottom="0in" loext:contextual-spacing="false" fo:line-height="160%" style:vertical-align="baseline"/>
      <style:text-properties fo:color="#000000" style:font-name="함초롬바탕" fo:font-family="함초롬바탕" style:font-family-generic="modern" style:font-pitch="variable" style:letter-kerning="false" style:font-name-asian="굴림" style:font-family-asian="굴림, Gulim" style:font-family-generic-asian="modern" style:font-pitch-asian="variable" style:font-name-complex="굴림" style:font-family-complex="굴림, Gulim" style:font-family-generic-complex="moder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맑은 고딕" fo:font-family="'맑은 고딕'" style:font-family-generic="modern" style:font-pitch="variable" style:font-name-asian="맑은 고딕" style:font-family-asian="'맑은 고딕'" style:font-family-generic-asian="modern" style:font-pitch-asian="variable" style:font-name-complex="굴림" style:font-family-complex="굴림, Gulim" style:font-family-generic-complex="moder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맑은 고딕" fo:font-family="'맑은 고딕'" style:font-family-generic="modern" style:font-pitch="variable" style:font-name-asian="맑은 고딕" style:font-family-asian="'맑은 고딕'" style:font-family-generic-asian="modern" style:font-pitch-asian="variable" style:font-name-complex="굴림" style:font-family-complex="굴림, Gulim" style:font-family-generic-complex="moder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기본_20_단락_20_글꼴" style:display-name="기본 단락 글꼴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555in"/>
        </style:list-level-properties>
        <style:text-properties style:font-name="맑은 고딕"/>
      </text:list-level-style-bullet>
      <text:list-level-style-bullet text:level="2" text:style-name="WW8Num2z1" style:num-suffix="." text:bullet-char="">
        <style:list-level-properties text:list-level-position-and-space-mode="label-alignment">
          <style:list-level-label-alignment text:label-followed-by="listtab" fo:text-indent="-0.3055in" fo:margin-left="0.9165in"/>
        </style:list-level-properties>
        <style:text-properties style:font-name="Wingdings"/>
      </text:list-level-style-bullet>
      <text:list-level-style-bullet text:level="3" text:style-name="WW8Num2z1" style:num-suffix="." text:bullet-char="">
        <style:list-level-properties text:list-level-position-and-space-mode="label-alignment">
          <style:list-level-label-alignment text:label-followed-by="listtab" fo:text-indent="-0.3055in" fo:margin-left="1.222in"/>
        </style:list-level-properties>
        <style:text-properties style:font-name="Wingdings"/>
      </text:list-level-style-bullet>
      <text:list-level-style-bullet text:level="4" text:style-name="WW8Num2z1" style:num-suffix="." text:bullet-char="">
        <style:list-level-properties text:list-level-position-and-space-mode="label-alignment">
          <style:list-level-label-alignment text:label-followed-by="listtab" fo:text-indent="-0.3055in" fo:margin-left="1.528in"/>
        </style:list-level-properties>
        <style:text-properties style:font-name="Wingdings"/>
      </text:list-level-style-bullet>
      <text:list-level-style-bullet text:level="5" text:style-name="WW8Num2z1" style:num-suffix="." text:bullet-char="">
        <style:list-level-properties text:list-level-position-and-space-mode="label-alignment">
          <style:list-level-label-alignment text:label-followed-by="listtab" fo:text-indent="-0.3055in" fo:margin-left="1.8335in"/>
        </style:list-level-properties>
        <style:text-properties style:font-name="Wingdings"/>
      </text:list-level-style-bullet>
      <text:list-level-style-bullet text:level="6" text:style-name="WW8Num2z1" style:num-suffix="." text:bullet-char="">
        <style:list-level-properties text:list-level-position-and-space-mode="label-alignment">
          <style:list-level-label-alignment text:label-followed-by="listtab" fo:text-indent="-0.3055in" fo:margin-left="2.139in"/>
        </style:list-level-properties>
        <style:text-properties style:font-name="Wingdings"/>
      </text:list-level-style-bullet>
      <text:list-level-style-bullet text:level="7" text:style-name="WW8Num2z1" style:num-suffix="." text:bullet-char="">
        <style:list-level-properties text:list-level-position-and-space-mode="label-alignment">
          <style:list-level-label-alignment text:label-followed-by="listtab" fo:text-indent="-0.3055in" fo:margin-left="2.4445in"/>
        </style:list-level-properties>
        <style:text-properties style:font-name="Wingdings"/>
      </text:list-level-style-bullet>
      <text:list-level-style-bullet text:level="8" text:style-name="WW8Num2z1" style:num-suffix="." text:bullet-char="">
        <style:list-level-properties text:list-level-position-and-space-mode="label-alignment">
          <style:list-level-label-alignment text:label-followed-by="listtab" fo:text-indent="-0.3055in" fo:margin-left="2.75in"/>
        </style:list-level-properties>
        <style:text-properties style:font-name="Wingdings"/>
      </text:list-level-style-bullet>
      <text:list-level-style-bullet text:level="9" text:style-name="WW8Num2z1" style:num-suffix="." text:bullet-char="">
        <style:list-level-properties text:list-level-position-and-space-mode="label-alignment">
          <style:list-level-label-alignment text:label-followed-by="listtab" fo:text-indent="-0.3055in" fo:margin-left="3.05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space"/>
        </style:list-level-properties>
        <style:text-properties style:font-name="Wingdings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555in"/>
        </style:list-level-properties>
        <style:text-properties style:font-name="맑은 고딕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3055in" fo:margin-left="0.9165in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3055in" fo:margin-left="1.222in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3055in" fo:margin-left="1.528in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3055in" fo:margin-left="1.8335in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3055in" fo:margin-left="2.139in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3055in" fo:margin-left="2.4445in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3055in" fo:margin-left="2.75in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3055in" fo:margin-left="3.05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Yongjin Lee</meta:initial-creator>
    <meta:creation-date>2023-10-24T19:24:00</meta:creation-date>
    <dc:date>2023-10-27T15:30:23.901588211</dc:date>
    <meta:editing-cycles>6</meta:editing-cycles>
    <meta:editing-duration>PT5H11M10S</meta:editing-duration>
    <meta:generator>LibreOffice/6.4.7.2$Linux_X86_64 LibreOffice_project/40$Build-2</meta:generator>
    <meta:document-statistic meta:table-count="1" meta:image-count="0" meta:object-count="0" meta:page-count="1" meta:paragraph-count="28" meta:word-count="263" meta:character-count="795" meta:non-whitespace-character-count="685"/>
  </office:meta>
</office:document-meta>
</file>